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Ubuntu" fo:font-size="8pt" style:font-size-asian="7pt" style:font-size-complex="8pt"/>
    </style:style>
    <style:style style:name="P2" style:family="paragraph" style:parent-style-name="Standard">
      <style:paragraph-properties fo:line-height="150%" fo:text-align="justify" style:justify-single-word="false"/>
      <style:text-properties style:font-name="Ubuntu" fo:font-size="10pt" fo:font-weight="normal" officeooo:rsid="00107502" officeooo:paragraph-rsid="001ddc4d" style:font-size-asian="8.75pt" style:font-weight-asian="normal" style:font-size-complex="10pt" style:font-weight-complex="normal"/>
    </style:style>
    <style:style style:name="P3" style:family="paragraph" style:parent-style-name="Standard">
      <style:paragraph-properties fo:line-height="150%" fo:text-align="justify" style:justify-single-word="false"/>
      <style:text-properties style:font-name="Ubuntu" fo:font-size="10pt" fo:font-weight="normal" officeooo:rsid="005c07fd" officeooo:paragraph-rsid="005c07fd" style:font-size-asian="8.75pt" style:font-weight-asian="normal" style:font-size-complex="10pt" style:font-weight-complex="normal"/>
    </style:style>
    <style:style style:name="P4" style:family="paragraph" style:parent-style-name="Standard">
      <style:paragraph-properties fo:line-height="150%" fo:text-align="justify" style:justify-single-word="false"/>
      <style:text-properties style:font-name="Ubuntu" fo:font-size="10pt" fo:font-weight="normal" officeooo:rsid="005c1a2b" officeooo:paragraph-rsid="005c07fd" style:font-size-asian="8.75pt" style:font-weight-asian="normal" style:font-size-complex="10pt" style:font-weight-complex="normal"/>
    </style:style>
    <style:style style:name="P5" style:family="paragraph" style:parent-style-name="Standard">
      <style:paragraph-properties fo:line-height="150%" fo:text-align="justify" style:justify-single-word="false"/>
      <style:text-properties style:font-name="Ubuntu" fo:font-size="10pt" fo:font-weight="normal" officeooo:rsid="00660311" officeooo:paragraph-rsid="00660311" style:font-size-asian="10pt" style:font-weight-asian="normal" style:font-size-complex="10pt" style:font-weight-complex="normal"/>
    </style:style>
    <style:style style:name="P6" style:family="paragraph" style:parent-style-name="Standard">
      <style:paragraph-properties fo:line-height="150%" fo:text-align="justify" style:justify-single-word="false"/>
      <style:text-properties style:font-name="Ubuntu" fo:font-size="10pt" fo:font-weight="normal" officeooo:rsid="00660311" officeooo:paragraph-rsid="0069e98f" style:font-size-asian="10pt" style:font-weight-asian="normal" style:font-size-complex="10pt" style:font-weight-complex="normal"/>
    </style:style>
    <style:style style:name="P7"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style:font-name="Ubuntu" fo:font-size="10pt" fo:language="fr" fo:country="FR" fo:font-weight="normal" officeooo:rsid="0055a818" officeooo:paragraph-rsid="0055a818"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style:font-name="Ubuntu" fo:font-size="10pt" fo:language="fr" fo:country="FR" fo:font-weight="normal" officeooo:rsid="00660311" officeooo:paragraph-rsid="00660311"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660311" style:font-size-asian="10pt" style:font-weight-asian="normal" style:font-size-complex="10pt" style:font-weight-complex="normal"/>
    </style:style>
    <style:style style:name="P11" style:family="paragraph" style:parent-style-name="Standard">
      <style:paragraph-properties fo:line-height="150%" fo:text-align="justify" style:justify-single-word="false"/>
      <style:text-properties style:font-name="Ubuntu" fo:font-size="10pt" fo:language="fr" fo:country="FR" fo:font-weight="normal" officeooo:rsid="00735ccc" officeooo:paragraph-rsid="00735ccc" style:font-size-asian="10pt" style:font-weight-asian="normal" style:font-size-complex="10pt" style:font-weight-complex="normal"/>
    </style:style>
    <style:style style:name="P12" style:family="paragraph" style:parent-style-name="Standard">
      <style:paragraph-properties fo:line-height="150%" fo:text-align="justify" style:justify-single-word="false"/>
      <style:text-properties style:font-name="Ubuntu" fo:font-size="10pt" fo:language="fr" fo:country="FR" fo:font-weight="normal" officeooo:rsid="00660311" officeooo:paragraph-rsid="00660311" style:font-size-asian="8.75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Ubuntu" fo:font-size="10pt" fo:language="fr" fo:country="FR" fo:font-weight="normal" officeooo:rsid="00660311" officeooo:paragraph-rsid="006da778" style:font-size-asian="8.75pt" style:font-weight-asian="normal" style:font-size-complex="10pt" style:font-weight-complex="normal"/>
    </style:style>
    <style:style style:name="P14" style:family="paragraph" style:parent-style-name="Standard">
      <style:paragraph-properties fo:line-height="150%" fo:text-align="justify" style:justify-single-word="false"/>
      <style:text-properties style:font-name="Ubuntu" fo:font-size="10pt" fo:language="fr" fo:country="FR" fo:font-weight="normal" officeooo:rsid="006bd7db" officeooo:paragraph-rsid="006da778" style:font-size-asian="8.75pt" style:font-weight-asian="normal" style:font-size-complex="10pt" style:font-weight-complex="normal"/>
    </style:style>
    <style:style style:name="P15" style:family="paragraph" style:parent-style-name="Standard">
      <style:paragraph-properties fo:line-height="150%" fo:text-align="justify" style:justify-single-word="false"/>
      <style:text-properties style:font-name="Ubuntu" fo:font-size="10pt" fo:language="fr" fo:country="FR" fo:font-style="normal" fo:font-weight="normal" officeooo:rsid="002c20a9" officeooo:paragraph-rsid="00363497" style:font-size-asian="10pt" style:font-style-asian="normal" style:font-weight-asian="normal" style:font-size-complex="10pt" style:font-style-complex="normal" style:font-weight-complex="normal"/>
    </style:style>
    <style:style style:name="P16" style:family="paragraph" style:parent-style-name="Standard">
      <style:paragraph-properties fo:line-height="150%" fo:text-align="justify" style:justify-single-word="false"/>
      <style:text-properties style:font-name="Ubuntu" fo:font-size="10pt" fo:language="fr" fo:country="FR" fo:font-style="normal" fo:font-weight="normal" officeooo:rsid="0074cf15" officeooo:paragraph-rsid="0074cf15"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50%" fo:text-align="justify" style:justify-single-word="false"/>
      <style:text-properties style:font-name="Ubuntu" fo:font-size="10pt" fo:language="fr" fo:country="FR" fo:font-style="normal" fo:font-weight="normal" officeooo:rsid="00761fc6" officeooo:paragraph-rsid="00761fc6" style:font-size-asian="10pt" style:font-style-asian="normal" style:font-weight-asian="normal" style:font-size-complex="10pt" style:font-style-complex="normal" style:font-weight-complex="normal"/>
    </style:style>
    <style:style style:name="P18"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1c7638" officeooo:paragraph-rsid="00386e78"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07502" style:font-size-asian="10pt" style:font-weight-asian="bold" style:font-size-complex="10pt" style:font-weight-complex="bold"/>
    </style:style>
    <style:style style:name="P20"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0f1e75" officeooo:paragraph-rsid="00386e78"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36b0d2" officeooo:paragraph-rsid="0036b0d2"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3pt" fo:font-weight="bold" officeooo:rsid="000f1e75" officeooo:paragraph-rsid="000f1e75" style:font-size-asian="13pt" style:font-weight-asian="bold" style:font-size-complex="13pt" style:font-weight-complex="bold"/>
    </style:style>
    <style:style style:name="P23" style:family="paragraph" style:parent-style-name="Standard">
      <style:paragraph-properties fo:line-height="150%" fo:text-align="justify" style:justify-single-word="false"/>
      <style:text-properties style:font-name="Ubuntu" fo:font-size="13pt" fo:font-weight="bold" officeooo:rsid="000f1e75" officeooo:paragraph-rsid="001ddc4d" style:font-size-asian="13pt" style:font-weight-asian="bold" style:font-size-complex="13pt" style:font-weight-complex="bold"/>
    </style:style>
    <style:style style:name="P24" style:family="paragraph" style:parent-style-name="Standard">
      <style:paragraph-properties fo:line-height="150%" fo:text-align="justify" style:justify-single-word="false"/>
      <style:text-properties style:font-name="Ubuntu" fo:font-size="13pt" fo:font-weight="bold" officeooo:rsid="000d3ecd" officeooo:paragraph-rsid="00110df4" style:font-size-asian="13pt" style:font-weight-asian="bold" style:font-size-complex="13pt" style:font-weight-complex="bold"/>
    </style:style>
    <style:style style:name="P25" style:family="paragraph" style:parent-style-name="Standard">
      <style:paragraph-properties fo:line-height="150%" fo:text-align="justify" style:justify-single-word="false"/>
      <style:text-properties style:font-name="Ubuntu" fo:font-size="13pt" fo:font-weight="bold" officeooo:rsid="005c07fd" officeooo:paragraph-rsid="005c07fd" style:font-size-asian="13pt" style:font-weight-asian="bold" style:font-size-complex="13pt" style:font-weight-complex="bold"/>
    </style:style>
    <style:style style:name="P26" style:family="paragraph" style:parent-style-name="Standard">
      <style:paragraph-properties fo:line-height="150%" fo:text-align="center" style:justify-single-word="false"/>
      <style:text-properties style:font-name="Ubuntu" fo:font-size="13pt" fo:font-weight="normal" officeooo:rsid="003b1fdf" officeooo:paragraph-rsid="003b1fdf" style:font-size-asian="13pt" style:font-weight-asian="normal" style:font-size-complex="13pt" style:font-weight-complex="normal"/>
    </style:style>
    <style:style style:name="P27" style:family="paragraph" style:parent-style-name="Standard">
      <style:paragraph-properties fo:line-height="150%" fo:text-align="justify" style:justify-single-word="false"/>
      <style:text-properties style:font-name="Ubuntu" fo:font-size="13pt" style:text-underline-style="dotted" style:text-underline-width="auto" style:text-underline-color="font-color" fo:font-weight="bold" officeooo:rsid="000f1e75" officeooo:paragraph-rsid="004d21e9" style:font-size-asian="13pt" style:font-weight-asian="bold" style:font-size-complex="13pt" style:font-weight-complex="bold"/>
    </style:style>
    <style:style style:name="P28" style:family="paragraph" style:parent-style-name="Standard">
      <style:paragraph-properties fo:line-height="150%" fo:text-align="justify" style:justify-single-word="false"/>
      <style:text-properties style:font-name="Ubuntu" fo:font-size="11pt" fo:font-weight="normal" officeooo:rsid="000d3ecd" officeooo:paragraph-rsid="000d3ecd" style:font-size-asian="11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30" style:family="paragraph" style:parent-style-name="Standard">
      <style:paragraph-properties fo:line-height="150%" fo:text-align="justify" style:justify-single-word="false"/>
      <style:text-properties style:font-name="Ubuntu" fo:font-size="11pt" fo:font-weight="normal" officeooo:rsid="005c07fd" officeooo:paragraph-rsid="005c07fd" style:font-size-asian="11pt" style:font-weight-asian="normal" style:font-size-complex="11pt" style:font-weight-complex="normal"/>
    </style:style>
    <style:style style:name="P31" style:family="paragraph" style:parent-style-name="Standard">
      <style:paragraph-properties fo:line-height="150%" fo:text-align="justify" style:justify-single-word="false"/>
      <style:text-properties style:font-name="Ubuntu" fo:font-size="12pt" fo:font-weight="bold" officeooo:rsid="0036b0d2" officeooo:paragraph-rsid="0036b0d2" style:font-size-asian="12pt" style:font-weight-asian="bold" style:font-size-complex="12pt" style:font-weight-complex="bold"/>
    </style:style>
    <style:style style:name="P32" style:family="paragraph" style:parent-style-name="Standard">
      <style:paragraph-properties fo:line-height="150%" fo:text-align="end" style:justify-single-word="false"/>
      <style:text-properties style:font-name="Ubuntu" fo:font-size="12pt" fo:font-weight="normal" officeooo:rsid="003b1fdf" officeooo:paragraph-rsid="003b1fdf" style:font-size-asian="12pt" style:font-weight-asian="normal" style:font-size-complex="12pt" style:font-weight-complex="normal"/>
    </style:style>
    <style:style style:name="P33" style:family="paragraph" style:parent-style-name="Standard">
      <style:paragraph-properties fo:line-height="150%" fo:text-align="center" style:justify-single-word="false"/>
      <style:text-properties style:font-name="Ubuntu" fo:font-size="17pt" style:text-underline-style="solid" style:text-underline-width="bold" style:text-underline-color="#7da7d8" fo:font-weight="bold" officeooo:rsid="00660311" officeooo:paragraph-rsid="00660311" style:font-size-asian="17pt" style:font-weight-asian="bold" style:font-size-complex="17pt" style:font-weight-complex="bold"/>
    </style:style>
    <style:style style:name="P34" style:family="paragraph" style:parent-style-name="Standard">
      <style:paragraph-properties fo:line-height="150%" fo:text-align="justify" style:justify-single-word="false"/>
      <style:text-properties fo:font-size="10pt" style:text-underline-style="dotted" style:text-underline-width="auto" style:text-underline-color="font-color" fo:font-weight="normal" officeooo:paragraph-rsid="00386e78"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Ubuntu" fo:font-size="10pt" fo:language="fr" fo:country="FR" style:text-underline-style="none" fo:font-weight="normal" officeooo:rsid="001ddc4d" officeooo:paragraph-rsid="00386e78" style:font-size-asian="10pt" style:font-weight-asian="normal" style:font-size-complex="10pt" style:font-weight-complex="normal"/>
    </style:style>
    <style:style style:name="P36" style:family="paragraph" style:parent-style-name="Standard">
      <style:paragraph-properties fo:line-height="150%" fo:text-align="justify" style:justify-single-word="false"/>
      <style:text-properties style:font-name="Ubuntu" fo:font-size="10pt" fo:language="fr" fo:country="FR" fo:font-style="normal" fo:font-weight="normal" officeooo:rsid="00660311" officeooo:paragraph-rsid="00660311"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fo:text-align="justify" style:justify-single-word="false"/>
      <style:text-properties style:font-name="Ubuntu" fo:font-size="10pt" fo:language="fr" fo:country="FR" fo:font-style="normal" fo:font-weight="normal" officeooo:rsid="007b6983" officeooo:paragraph-rsid="007b6983" style:font-size-asian="10pt" style:font-style-asian="normal" style:font-weight-asian="normal" style:font-size-complex="10pt" style:font-style-complex="normal" style:font-weight-complex="normal"/>
    </style:style>
    <style:style style:name="P38"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660311" style:font-size-asian="10pt" style:font-weight-asian="normal" style:font-size-complex="10pt" style:font-weight-complex="normal"/>
    </style:style>
    <style:style style:name="P39" style:family="paragraph" style:parent-style-name="Standard">
      <style:paragraph-properties fo:line-height="150%" fo:text-align="justify" style:justify-single-word="false"/>
      <style:text-properties style:font-name="Ubuntu" fo:font-size="10pt" fo:language="fr" fo:country="FR" fo:font-weight="normal" officeooo:rsid="0077959c" officeooo:paragraph-rsid="0077959c" style:font-size-asian="10pt" style:font-weight-asian="normal" style:font-size-complex="10pt" style:font-weight-complex="normal"/>
    </style:style>
    <style:style style:name="P40" style:family="paragraph" style:parent-style-name="Standard">
      <style:paragraph-properties fo:line-height="150%" fo:text-align="justify" style:justify-single-word="false"/>
      <style:text-properties style:font-name="Ubuntu" fo:font-size="10pt" fo:font-weight="normal" officeooo:rsid="0077d075" officeooo:paragraph-rsid="0077d075" style:font-size-asian="8.75pt" style:font-weight-asian="normal" style:font-size-complex="10pt" style:font-weight-complex="normal"/>
    </style:style>
    <style:style style:name="P41" style:family="paragraph" style:parent-style-name="Standard">
      <style:paragraph-properties fo:line-height="150%" fo:text-align="justify" style:justify-single-word="false"/>
      <style:text-properties style:font-name="Ubuntu" fo:font-size="10pt" fo:font-weight="normal" officeooo:rsid="005efd4a" officeooo:paragraph-rsid="005efd4a" style:font-size-asian="8.75pt" style:font-weight-asian="normal" style:font-size-complex="10pt" style:font-weight-complex="normal"/>
    </style:style>
    <style:style style:name="P42" style:family="paragraph" style:parent-style-name="Standard">
      <style:paragraph-properties fo:line-height="150%" fo:text-align="justify" style:justify-single-word="false"/>
      <style:text-properties style:font-name="Ubuntu" fo:font-size="10pt" fo:font-weight="normal" officeooo:rsid="00817d94" officeooo:paragraph-rsid="00817d94" style:font-size-asian="8.75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51ed2d" style:font-weight-asian="bold" style:font-weight-complex="bold"/>
    </style:style>
    <style:style style:name="T3" style:family="text">
      <style:text-properties fo:font-weight="bold" officeooo:rsid="00660311" style:font-weight-asian="bold" style:font-weight-complex="bold"/>
    </style:style>
    <style:style style:name="T4" style:family="text">
      <style:text-properties fo:font-weight="bold" officeooo:rsid="007b6983" style:font-weight-asian="bold" style:font-weight-complex="bold"/>
    </style:style>
    <style:style style:name="T5" style:family="text">
      <style:text-properties fo:language="fr" fo:country="FR"/>
    </style:style>
    <style:style style:name="T6" style:family="text">
      <style:text-properties fo:language="fr" fo:country="FR" officeooo:rsid="001ddc4d"/>
    </style:style>
    <style:style style:name="T7" style:family="text">
      <style:text-properties fo:language="fr" fo:country="FR" fo:font-weight="bold" officeooo:rsid="001e3104" style:font-weight-asian="bold" style:font-weight-complex="bold"/>
    </style:style>
    <style:style style:name="T8" style:family="text">
      <style:text-properties fo:language="fr" fo:country="FR" fo:font-weight="bold" officeooo:rsid="00660311" style:font-weight-asian="bold" style:font-weight-complex="bold"/>
    </style:style>
    <style:style style:name="T9" style:family="text">
      <style:text-properties fo:language="fr" fo:country="FR" fo:font-style="italic" officeooo:rsid="00660311" style:font-style-asian="italic" style:font-style-complex="italic"/>
    </style:style>
    <style:style style:name="T10" style:family="text">
      <style:text-properties fo:language="fr" fo:country="FR" officeooo:rsid="002a8f64"/>
    </style:style>
    <style:style style:name="T11" style:family="text">
      <style:text-properties fo:language="fr" fo:country="FR" officeooo:rsid="00386e78"/>
    </style:style>
    <style:style style:name="T12" style:family="text">
      <style:text-properties fo:language="fr" fo:country="FR" style:text-underline-style="none"/>
    </style:style>
    <style:style style:name="T13" style:family="text">
      <style:text-properties fo:language="fr" fo:country="FR" style:text-underline-style="none" officeooo:rsid="00386e78"/>
    </style:style>
    <style:style style:name="T14" style:family="text">
      <style:text-properties fo:language="fr" fo:country="FR" style:text-underline-style="none" officeooo:rsid="001ddc4d"/>
    </style:style>
    <style:style style:name="T15" style:family="text">
      <style:text-properties fo:language="fr" fo:country="FR" style:text-underline-style="none" officeooo:rsid="002a8f64"/>
    </style:style>
    <style:style style:name="T16" style:family="text">
      <style:text-properties fo:language="fr" fo:country="FR" style:text-underline-style="none" officeooo:rsid="0038809e"/>
    </style:style>
    <style:style style:name="T17" style:family="text">
      <style:text-properties fo:language="fr" fo:country="FR" style:text-underline-style="none" officeooo:rsid="005a175d"/>
    </style:style>
    <style:style style:name="T18" style:family="text">
      <style:text-properties fo:language="fr" fo:country="FR" style:text-underline-style="none" officeooo:rsid="00660311"/>
    </style:style>
    <style:style style:name="T19" style:family="text">
      <style:text-properties fo:language="fr" fo:country="FR" officeooo:rsid="00660311"/>
    </style:style>
    <style:style style:name="T20" style:family="text">
      <style:text-properties style:font-name="Ubuntu" fo:language="fr" fo:country="FR" style:text-underline-style="none" officeooo:rsid="003a3ff3"/>
    </style:style>
    <style:style style:name="T21" style:family="text">
      <style:text-properties style:font-name="Ubuntu" fo:language="fr" fo:country="FR" style:text-underline-style="none" officeooo:rsid="00660311"/>
    </style:style>
    <style:style style:name="T22" style:family="text">
      <style:text-properties style:font-name="Ubuntu" fo:language="fr" fo:country="FR" fo:font-style="italic" style:text-underline-style="none" officeooo:rsid="00660311" style:font-style-asian="italic" style:font-style-complex="italic"/>
    </style:style>
    <style:style style:name="T23" style:family="text">
      <style:text-properties style:font-name="Ubuntu" fo:language="fr" fo:country="FR" officeooo:rsid="000f1e75"/>
    </style:style>
    <style:style style:name="T24" style:family="text">
      <style:text-properties style:font-name="Ubuntu" style:text-underline-style="none" officeooo:rsid="000f1e75"/>
    </style:style>
    <style:style style:name="T25" style:family="text">
      <style:text-properties fo:font-style="normal" style:font-style-asian="normal" style:font-style-complex="normal"/>
    </style:style>
    <style:style style:name="T26" style:family="text">
      <style:text-properties fo:font-style="normal" officeooo:rsid="00660311" style:font-style-asian="normal" style:font-style-complex="normal"/>
    </style:style>
    <style:style style:name="T27" style:family="text">
      <style:text-properties fo:font-style="normal" officeooo:rsid="0077959c" style:font-style-asian="normal" style:font-style-complex="normal"/>
    </style:style>
    <style:style style:name="T28" style:family="text">
      <style:text-properties fo:font-style="normal" officeooo:rsid="0077d075" style:font-style-asian="normal" style:font-style-complex="normal"/>
    </style:style>
    <style:style style:name="T29" style:family="text">
      <style:text-properties fo:font-style="normal" fo:font-weight="bold" officeooo:rsid="0055a818" style:font-style-asian="normal" style:font-weight-asian="bold" style:font-style-complex="normal" style:font-weight-complex="bold"/>
    </style:style>
    <style:style style:name="T30" style:family="text">
      <style:text-properties fo:font-style="normal" fo:font-weight="bold" officeooo:rsid="00660311" style:font-style-asian="normal" style:font-weight-asian="bold" style:font-style-complex="normal" style:font-weight-complex="bold"/>
    </style:style>
    <style:style style:name="T31" style:family="text">
      <style:text-properties fo:font-style="normal" fo:font-weight="bold" officeooo:rsid="0077959c" style:font-style-asian="normal" style:font-weight-asian="bold" style:font-style-complex="normal" style:font-weight-complex="bold"/>
    </style:style>
    <style:style style:name="T32" style:family="text">
      <style:text-properties fo:color="#ce181e"/>
    </style:style>
    <style:style style:name="T33" style:family="text">
      <style:text-properties fo:color="#ce181e" officeooo:rsid="006da778"/>
    </style:style>
    <style:style style:name="T34" style:family="text">
      <style:text-properties style:text-underline-style="none"/>
    </style:style>
    <style:style style:name="T35" style:family="text">
      <style:text-properties style:text-underline-style="none" officeooo:rsid="00386e78"/>
    </style:style>
    <style:style style:name="T36" style:family="text">
      <style:text-properties fo:color="#666666"/>
    </style:style>
    <style:style style:name="T37" style:family="text">
      <style:text-properties fo:color="#666666" officeooo:rsid="006bd7db"/>
    </style:style>
    <style:style style:name="T38" style:family="text">
      <style:text-properties fo:color="#666666" officeooo:rsid="006da778"/>
    </style:style>
    <style:style style:name="T39" style:family="text">
      <style:text-properties officeooo:rsid="00660311"/>
    </style:style>
    <style:style style:name="T40" style:family="text">
      <style:text-properties officeooo:rsid="00692f7a"/>
    </style:style>
    <style:style style:name="T41" style:family="text">
      <style:text-properties officeooo:rsid="0069e98f"/>
    </style:style>
    <style:style style:name="T42" style:family="text">
      <style:text-properties officeooo:rsid="006da778"/>
    </style:style>
    <style:style style:name="T43" style:family="text">
      <style:text-properties fo:font-style="italic" style:font-style-asian="italic" style:font-style-complex="italic"/>
    </style:style>
    <style:style style:name="T44" style:family="text">
      <style:text-properties fo:font-style="italic" officeooo:rsid="007c96ef" style:font-style-asian="italic" style:font-style-complex="italic"/>
    </style:style>
    <style:style style:name="T45" style:family="text">
      <style:text-properties officeooo:rsid="007c96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
      <text:p text:style-name="P28"/>
      <text:p text:style-name="P28"/>
      <text:p text:style-name="P28"/>
      <text:p text:style-name="P26">TP<text:span text:style-name="T39">2</text:span> Architecture des Ordinateurs</text:p>
      <text:p text:style-name="P33">ENTRÉES / SORTIES ET SAU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INFO 1 – MARTI Emilie</text:p>
      <text:p text:style-name="P28"/>
      <text:p text:style-name="P28"/>
      <text:p text:style-name="P28"/>
      <text:p text:style-name="P28"/>
      <text:p text:style-name="P28"/>
      <text:p text:style-name="P28"/>
      <text:p text:style-name="P31"><text:soft-page-break/>Sommaire</text:p>
      <text:p text:style-name="P29"/>
      <text:p text:style-name="P20"><text:span text:style-name="T35">0</text:span><text:span text:style-name="T34">. </text:span><text:span text:style-name="T13">Introduction</text:span><text:span text:style-name="T11"><text:tab/><text:tab/><text:tab/><text:tab/><text:tab/><text:tab/><text:tab/><text:tab/><text:tab/><text:tab/><text:tab/><text:tab/></text:span><text:span text:style-name="T16">3</text:span></text:p>
      <text:p text:style-name="P21"/>
      <text:p text:style-name="P34"><text:span text:style-name="T24">1. </text:span><text:span text:style-name="T21">La bibliothèeque d’entrée/sortie </text:span><text:span text:style-name="T22">asm_io</text:span><text:span text:style-name="T23"><text:tab/><text:tab/><text:tab/><text:tab/><text:tab/><text:tab/><text:tab/><text:tab/></text:span><text:span text:style-name="T20">4</text:span></text:p>
      <text:p text:style-name="P18"/>
      <text:p text:style-name="P20"><text:span text:style-name="T15">2.</text:span><text:span text:style-name="T12"> </text:span><text:span text:style-name="T14">Le</text:span><text:span text:style-name="T18">s sauts inconditionnels/conditionnels</text:span><text:span text:style-name="T6"><text:tab/><text:tab/><text:tab/><text:tab/><text:tab/><text:tab/><text:tab/><text:tab/></text:span><text:span text:style-name="T17">7</text:span></text:p>
      <text:p text:style-name="P35"><text:tab/></text:p>
      <text:p text:style-name="P20"><text:span text:style-name="T13">3</text:span><text:span text:style-name="T15">.</text:span><text:span text:style-name="T14"> </text:span><text:span text:style-name="T18">Mise en pratique</text:span><text:span text:style-name="T11"><text:tab/><text:tab/><text:tab/><text:tab/><text:tab/><text:tab/><text:tab/><text:tab/><text:tab/><text:tab/><text:tab/></text:span><text:span text:style-name="T17">9</text:span></text:p>
      <text:p text:style-name="P35"><text:tab/></text:p>
      <text:p text:style-name="P20"><text:span text:style-name="T13">4. Conclusion</text:span><text:span text:style-name="T11"><text:tab/><text:tab/><text:tab/><text:tab/><text:tab/><text:tab/><text:tab/><text:tab/><text:tab/><text:tab/><text:tab/><text:tab/></text:span><text:span text:style-name="T17">10</text:span></text:p>
      <text:p text:style-name="P2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5"><text:soft-page-break/>Introduction</text:p>
      <text:p text:style-name="P3"/>
      <text:p text:style-name="P40">En langage assembleur, tout doit être fait “à la main” ; en effet, les boucles n’existant pas vraiment de façon native, on doit donc les créer nous-même dans le code pour pouvoir simuler son fonctionnement.</text:p>
      <text:p text:style-name="P40"/>
      <text:p text:style-name="P40">Dans un programme codé en assembleur, les instructions sont lues de haut en bas “bêtement”, cependant on peut faire des “sauts” avec l‘instruction <text:span text:style-name="T43">jmp</text:span><text:span text:style-name="T25">, ce qui nous permet d’atteindre une étiquette quelconque dans notre programme pour pouvoir lire son contenu. Cette instruction nous permet de simuler des boucles </text:span><text:span text:style-name="T43">for</text:span><text:span text:style-name="T25">, </text:span><text:span text:style-name="T43">while</text:span><text:span text:style-name="T25">, </text:span><text:span text:style-name="T43">do while</text:span><text:span text:style-name="T25">, etc … et aussi des conditions telles que le </text:span><text:span text:style-name="T43">if </text:span><text:span text:style-name="T25">/ </text:span><text:span text:style-name="T43">if else</text:span><text:span text:style-name="T25">, avec l’instruction </text:span><text:span text:style-name="T43">cmp</text:span><text:span text:style-name="T25"> qui permet de comparer deux valeurs et faire un saut vers l’étiquette correspondante selon le résultat de la comparaison.</text:span></text:p>
      <text:p text:style-name="P40"><text:span text:style-name="T25"/></text:p>
      <text:p text:style-name="P40"><text:span text:style-name="T25">L’instruction </text:span><text:span text:style-name="T43">call</text:span><text:span text:style-name="T25"> permet d’appeler des fonctions contenues dans une librairie ou programme externe, et dans ce TP on l’utilisera principalement pour des fonctions qui nous permettrons de recueillir des valeur tapées sur console pendant le </text:span><text:span text:style-name="T43">runtime</text:span><text:span text:style-name="T25"> et d’imprimer des valeurs dans la sortie standard.</text:span></text:p>
      <text:p text:style-name="P4"/>
      <text:p text:style-name="P4"/>
      <text:p text:style-name="P4"/>
      <text:p text:style-name="P4"/>
      <text:p text:style-name="P4"/>
      <text:p text:style-name="P4"/>
      <text:p text:style-name="P4"/>
      <text:p text:style-name="P4"/>
      <text:p text:style-name="P4"/>
      <text:p text:style-name="P4"/>
      <text:p text:style-name="P4"/>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2"><text:soft-page-break/>1. <text:span text:style-name="T19">La bibliothèeque d’entrée/sortie </text:span><text:span text:style-name="T9">asm_io</text:span></text:p>
      <text:p text:style-name="P19"><text:tab/>Exercice 1. </text:p>
      <text:p text:style-name="P5">1. <text:span text:style-name="T40">L’instruction de la ligne 17 va récupérer la chaîne de charactères donnée en input par l’utilisateur en console ; elle en récupère que la partie numérique entière. Le numéro va être sauvegardé dans eax.</text:span></text:p>
      <text:p text:style-name="P5"/>
      <text:p text:style-name="P5">2. <text:span text:style-name="T41">L’instruction de la ligne 24 va additionner le numéro sauvegardé dans eax (qui correspond à input1) avec le numéro de input2 et va sauvegarder la réponse dans eax.</text:span></text:p>
      <text:p text:style-name="P5"/>
      <text:p text:style-name="P6">3. <text:s/><text:span text:style-name="T41">L’instruction de la ligne 29 va afficher dans la sortie standard l’entier sauvegardé dans eax.</text:span></text:p>
      <text:p text:style-name="P6"/>
      <text:p text:style-name="P5">4. <text:s/><text:span text:style-name="T41">Les lignes 31, 32 et 33 vont permettre de quitter le programme en indiquant qu’il n’y a pas eu d’erreurs (car on met 0 dans ebx). L’instruction d’interruption 0x80 va récupérer la fonction d’exit de linux car on a passé 1 dans eax.</text:span></text:p>
      <text:p text:style-name="P7"/>
      <text:p text:style-name="P23"><text:span text:style-name="T10">2.</text:span><text:span text:style-name="T5"> </text:span><text:span text:style-name="T19">Les sauts inconditionnels/conditionnels</text:span></text:p>
      <text:p text:style-name="P2"><text:span text:style-name="T6"><text:tab/></text:span><text:span text:style-name="T7">Exercice </text:span><text:span text:style-name="T8">2</text:span><text:span text:style-name="T7">.</text:span></text:p>
      <text:p text:style-name="P13">1.<text:span text:style-name="T32"><text:tab/><text:tab/>mov eax</text:span>, 0<text:span text:style-name="T36">xFFFFFFFF</text:span><text:tab/><text:span text:style-name="T36">; </text:span><text:span text:style-name="T37">Sauvegarde le nombre 0xFFFFFFFF dans eax, </text:span><text:span text:style-name="T38">négatif</text:span></text:p>
      <text:p text:style-name="P13"><text:tab/><text:tab/><text:span text:style-name="T32">cmp eax</text:span>, 0<text:tab/><text:tab/><text:span text:style-name="T36">; </text:span><text:span text:style-name="T37">Compare les données dans eax avec le nombre 0</text:span></text:p>
      <text:p text:style-name="P13"><text:tab/><text:tab/><text:span text:style-name="T32">j</text:span><text:span text:style-name="T33">a</text:span> <text:span text:style-name="T36">aff_1<text:tab/></text:span><text:tab/><text:tab/><text:span text:style-name="T36">; </text:span><text:span text:style-name="T37">Saute à l’adresse aff_1 si le nombre dans eax est plus grand que 0,</text:span><text:span text:style-name="T38"> ce qui n’est pas le cas car 0xFFFFFFFF est négatif, donc on ne saute pas à aff_1</text:span></text:p>
      <text:p text:style-name="P13"><text:tab/><text:tab/><text:span text:style-name="T32">mov eax</text:span>, 0<text:tab/><text:tab/><text:span text:style-name="T36">; </text:span><text:span text:style-name="T37">Sauvegarde le nombre 0 dans eax</text:span></text:p>
      <text:p text:style-name="P13"><text:tab/><text:tab/><text:span text:style-name="T32">call</text:span> <text:span text:style-name="T36">print_int<text:tab/></text:span><text:tab/><text:span text:style-name="T36">; </text:span><text:span text:style-name="T37">Affiche l’entier sauvegardé dans eax à la sortie standard</text:span></text:p>
      <text:p text:style-name="P13"><text:tab/><text:span text:style-name="T36">aff_1 :</text:span></text:p>
      <text:p text:style-name="P13"><text:tab/><text:tab/><text:span text:style-name="T32">mov eax</text:span>, 1<text:tab/><text:tab/><text:span text:style-name="T36">; </text:span><text:span text:style-name="T37">Place le nombre 1 dans eax</text:span></text:p>
      <text:p text:style-name="P13"><text:tab/><text:tab/><text:span text:style-name="T32">call</text:span> <text:span text:style-name="T36">print_int</text:span><text:tab/><text:tab/><text:span text:style-name="T36">; </text:span><text:span text:style-name="T37">affiche l’entier sauvegardé dans eax à la sortie standard</text:span></text:p>
      <text:p text:style-name="P14">Dans la sortie standard, le programme va afficher :</text:p>
      <text:p text:style-name="P14"><text:tab/><text:span text:style-name="T42">0</text:span></text:p>
      <text:p text:style-name="P14"><text:tab/><text:span text:style-name="T42">1</text:span></text:p>
      <text:p text:style-name="P14"/>
      <text:p text:style-name="P12">2.<text:span text:style-name="T32"><text:tab/><text:tab/>mov eax</text:span>, 0<text:span text:style-name="T36">xFFFFFFFF</text:span><text:tab/><text:span text:style-name="T36">; </text:span><text:span text:style-name="T37">Sauvegarder le nombre 0xFFFFFFFF dans eax, </text:span><text:span text:style-name="T38">négatif</text:span></text:p>
      <text:p text:style-name="P13"><text:tab/><text:tab/><text:span text:style-name="T32">cmp eax</text:span>, 0<text:tab/><text:tab/><text:span text:style-name="T36">; </text:span><text:span text:style-name="T37">Comparer les données dans eax avec le nombre 0</text:span></text:p>
      <text:p text:style-name="P13"><text:tab/><text:tab/><text:span text:style-name="T32">j</text:span><text:span text:style-name="T33">a</text:span> <text:span text:style-name="T36">aff_1<text:tab/></text:span><text:tab/><text:tab/><text:span text:style-name="T36">; </text:span><text:span text:style-name="T37">Saute à l’adresse aff_1 </text:span><text:span text:style-name="T38">car</text:span><text:span text:style-name="T37"> </text:span><text:span text:style-name="T38">0xFFFFFFFF</text:span><text:span text:style-name="T37"> est plus grand que 0</text:span></text:p>
      <text:p text:style-name="P13"><text:tab/><text:tab/><text:span text:style-name="T32">mov eax</text:span>, 0<text:tab/><text:tab/><text:span text:style-name="T36">; </text:span><text:span text:style-name="T37">Sauvegarde le nombre 0 dans eax</text:span></text:p>
      <text:p text:style-name="P13"><text:tab/><text:tab/><text:span text:style-name="T32">call</text:span> <text:span text:style-name="T36">print_int<text:tab/></text:span><text:tab/><text:span text:style-name="T36">; </text:span><text:span text:style-name="T37">Affiche l’entier sauvegardé dans eax à la sortie standard</text:span></text:p>
      <text:p text:style-name="P13"><text:tab/><text:span text:style-name="T36">aff_1 :</text:span></text:p>
      <text:p text:style-name="P13"><text:tab/><text:tab/><text:span text:style-name="T32">mov eax</text:span>, 1<text:tab/><text:tab/><text:span text:style-name="T36">; </text:span><text:span text:style-name="T37">Place le nombre 1 dans eax</text:span></text:p>
      <text:p text:style-name="P13"><text:tab/><text:tab/><text:span text:style-name="T32">call</text:span> <text:span text:style-name="T36">print_int</text:span><text:tab/><text:tab/><text:span text:style-name="T36">; </text:span><text:span text:style-name="T37">affiche l’entier sauvegardé dans eax à la sortie standard</text:span></text:p>
      <text:p text:style-name="P14">Dans la sortie standard, le programme va afficher :</text:p>
      <text:p text:style-name="P14"><text:tab/><text:span text:style-name="T42">1</text:span></text:p>
      <text:p text:style-name="P14"><text:tab/><text:span text:style-name="T42">0</text:span></text:p>
      <text:p text:style-name="P27"><text:soft-page-break/><text:span text:style-name="T13">3</text:span><text:span text:style-name="T15">.</text:span><text:span text:style-name="T14"> </text:span><text:span text:style-name="T18">Mise en pratique</text:span></text:p>
      <text:p text:style-name="P15"><text:tab/><text:span text:style-name="T2">Exercice </text:span><text:span text:style-name="T3">3</text:span><text:span text:style-name="T2">.</text:span></text:p>
      <text:p text:style-name="P11">Compiler avec ./Comp E3</text:p>
      <text:p text:style-name="P11">Le programme ne gère pas le type d’input entré par l’utilisateur : il ne va pas marcher si l’utilisateur n’écrit pas que des entiers.</text:p>
      <text:p text:style-name="P9"/>
      <text:p text:style-name="P8"><text:tab/><text:span text:style-name="T1">Exercice </text:span><text:span text:style-name="T3">4.</text:span></text:p>
      <text:p text:style-name="P16">eax = 0x00000064</text:p>
      <text:p text:style-name="P16">edx = 0x00000002</text:p>
      <text:p text:style-name="P16"/>
      <text:p text:style-name="P10"><text:span text:style-name="T25"><text:tab/></text:span><text:span text:style-name="T29">Exercice </text:span><text:span text:style-name="T30">5.</text:span></text:p>
      <text:p text:style-name="P17">2. Le programme pense que -1 / 17 donne un entier (252645135) sans reste ; il n’est pas capable de gérer correctement les chiffres négatifs.</text:p>
      <text:p text:style-name="P17"/>
      <text:p text:style-name="P10"><text:span text:style-name="T26"><text:tab/></text:span><text:span text:style-name="T30">Exercice 6 </text:span><text:span text:style-name="T31">à 10.</text:span></text:p>
      <text:p text:style-name="P39"><text:span text:style-name="T27">C</text:span><text:span text:style-name="T25">ompiler </text:span><text:span text:style-name="T28">chaque programme </text:span><text:span text:style-name="T25">avec la commande : ./Comp E*, avec * le numéro de l’exercice.</text:span></text:p>
      <text:p text:style-name="P37"/>
      <text:p text:style-name="P36"><text:tab/><text:span text:style-name="T4">Exercice 9.</text:span></text:p>
      <text:p text:style-name="P37">L’avantage de cette approche par rapport à celle de l’exercice 8, est <text:span text:style-name="T45">que pour un entier </text:span><text:span text:style-name="T44">n</text:span><text:span text:style-name="T45"> on ne fait tourner la boucle que n fois, alors que dans l’exercice 8 on fait tourner la boucle 32 fois (le nombre de bits dans eax) quelque soit le numéro entré par l’utilisateur.</text:span></text:p>
      <text:p text:style-name="P37"/>
      <text:p text:style-name="P37"/>
      <text:p text:style-name="P24">Conclusion</text:p>
      <text:p text:style-name="P41"/>
      <text:p text:style-name="P42">Le langage assembleur travaille avec plusieurs registres, principalement eax, ebx, ecx et edx et leurs sous-registres, mais aussi avec d’autres registres (comme les FLAGS) qui servent à sauvegardé des valeurs (0 ou 1) retournées par certaines instructions, telle que shl ou shr.</text:p>
      <text:p text:style-name="P42"/>
      <text:p text:style-name="P42">Les boucles sont un peu difficiles à prendre en main, mais une fois l’habitude est là, elles sont plutôt simples et faciles à écrire et relire (on a juste à suivre correctement les jmp à chaque ét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5</text:page-number></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6:21.840065295</meta:creation-date>
    <dc:date>2018-10-16T10:08:49.834728354</dc:date>
    <meta:editing-duration>PT22H37M23S</meta:editing-duration>
    <meta:editing-cycles>68</meta:editing-cycles>
    <meta:generator>LibreOffice/6.0.6.2$Linux_X86_64 LibreOffice_project/00m0$Build-2</meta:generator>
    <meta:document-statistic meta:table-count="0" meta:image-count="0" meta:object-count="0" meta:page-count="5" meta:paragraph-count="63" meta:word-count="774" meta:character-count="4527" meta:non-whitespace-character-count="3706"/>
  </office:meta>
</office:document-meta>
</file>